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3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4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5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6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7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8" style:family="text">
      <style:text-properties style:text-position="39% 100%"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9" style:family="text"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9.525cm" svg:x="15.478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874cm" svg:height="0.962cm" svg:x="17.256cm" svg:y="10.398cm">
          <draw:text-box>
            <text:p>main</text:p>
          </draw:text-box>
        </draw:frame>
        <draw:rect draw:style-name="gr3" draw:text-style-name="P2" xml:id="id2" draw:id="id2" draw:layer="layout" svg:width="9.271cm" svg:height="3.048cm" svg:x="6.212cm" svg:y="5.706cm">
          <text:p><text:span text:style-name="T1">00400730 &lt;_Z3fooii@plt&gt;:</text:span></text:p>
          <text:p><text:span text:style-name="T2"><text:s text:c="2"/></text:span><text:span text:style-name="T2">400730:</text:span><text:span text:style-name="T1"><text:tab/></text:span><text:span text:style-name="T1">lui</text:span><text:span text:style-name="T1"><text:tab/></text:span><text:span text:style-name="T1">$8,0x41</text:span></text:p>
          <text:p><text:span text:style-name="T2"><text:s text:c="2"/></text:span><text:span text:style-name="T2">400734:</text:span><text:span text:style-name="T1"><text:tab/></text:span><text:span text:style-name="T1">ld</text:span><text:span text:style-name="T1"><text:tab/></text:span><text:span text:style-name="T1">$6,0x0ado($8)</text:span></text:p>
          <text:p><text:span text:style-name="T3"><text:s text:c="2"/></text:span><text:span text:style-name="T3">400738:</text:span><text:span text:style-name="T4"><text:tab/></text:span><text:span text:style-name="T4">addiu</text:span><text:span text:style-name="T4"><text:tab/></text:span><text:span text:style-name="T4">$9,$zero,0x08</text:span></text:p>
          <text:p><text:span text:style-name="T3"><text:s text:c="2"/></text:span><text:span text:style-name="T3">40073c:</text:span><text:span text:style-name="T4"><text:tab/></text:span><text:span text:style-name="T4">jr</text:span><text:span text:style-name="T4"><text:tab/></text:span><text:span text:style-name="T4">$6</text:span></text:p>
          <text:p><text:span text:style-name="T1"><text:s text:c="22"/></text:span><text:span text:style-name="T1">...</text:span></text:p>
        </draw:rect>
        <draw:rect draw:style-name="gr3" draw:text-style-name="P2" draw:layer="layout" svg:width="9.271cm" svg:height="2.159cm" svg:x="6.212cm" svg:y="8.747cm">
          <text:p><text:span text:style-name="T5"><text:s text:c="2"/></text:span><text:span text:style-name="T6">400898:</text:span><text:span text:style-name="T1"><text:tab/></text:span><text:span text:style-name="T6">ld</text:span><text:span text:style-name="T1"><text:tab/></text:span><text:span text:style-name="T6">$7, %call24(_Z3fooii@plt)($gp)</text:span></text:p>
          <text:p><text:span text:style-name="T6"><text:s text:c="2"/></text:span><text:span text:style-name="T6">40089c:</text:span><text:span text:style-name="T1"><text:tab/></text:span><text:span text:style-name="T6">add</text:span><text:span text:style-name="T1"><text:tab/></text:span><text:span text:style-name="T6">$6, $zero, $7</text:span></text:p>
          <text:p><text:span text:style-name="T6"><text:s text:c="2"/></text:span><text:span text:style-name="T6">4008a0:</text:span><text:span text:style-name="T1"><text:tab/></text:span><text:span text:style-name="T6">jalr</text:span><text:span text:style-name="T1"><text:tab/></text:span><text:span text:style-name="T6">$6</text:span></text:p>
          <text:p><text:span text:style-name="T7"><text:s text:c="2"/></text:span><text:span text:style-name="T7">4008a4 <text:s text:c="11"/>...</text:span></text:p>
        </draw:rect>
        <draw:rect draw:style-name="gr3" draw:text-style-name="P2" xml:id="id1" draw:id="id1" draw:layer="layout" svg:width="9.271cm" svg:height="2.159cm" svg:x="6.212cm" svg:y="10.906cm">
          <text:p><text:span text:style-name="T6"><text:s text:c="2"/></text:span><text:span text:style-name="T6">4008b8:</text:span><text:tab/><text:span text:style-name="T6">add</text:span><text:tab/><text:span text:style-name="T6">$6, $zero, $8; 2</text:span><text:span text:style-name="T8">nd</text:span><text:span text:style-name="T6"> call _Z3fooi</text:span></text:p>
          <text:p><text:span text:style-name="T6"><text:s text:c="2"/></text:span><text:span text:style-name="T6">4008bc:</text:span><text:tab/><text:span text:style-name="T6">jalr</text:span><text:tab/><text:span text:style-name="T6">$6</text:span></text:p>
          <text:p><text:span text:style-name="T1"><text:s text:c="22"/></text:span><text:span text:style-name="T1">...</text:span></text:p>
        </draw:rect>
        <draw:rect draw:style-name="gr3" draw:text-style-name="P2" draw:layer="layout" svg:width="9.271cm" svg:height="2.159cm" svg:x="6.212cm" svg:y="13.065cm">
          <text:p><text:span text:style-name="T1">004009f0 &lt;.CPU0.stubs&gt;:</text:span></text:p>
          <text:p><text:span text:style-name="T2"><text:s text:c="2"/></text:span><text:span text:style-name="T2">4009F0: 8f998010 <text:s/>ld</text:span><text:span text:style-name="T1"><text:tab/></text:span><text:span text:style-name="T1">$6,-32752(gp)</text:span></text:p>
          <text:p><text:span text:style-name="T2"><text:s text:c="2"/></text:span><text:span text:style-name="T2">4009F4: 03e07821 add</text:span><text:span text:style-name="T1"><text:tab/></text:span><text:span text:style-name="T1">$8,$zero, lr</text:span></text:p>
          <text:p><text:span text:style-name="T2"><text:s text:c="2"/></text:span><text:span text:style-name="T2">4009F8: 0320f809 <text:s/>jalr</text:span><text:span text:style-name="T1"><text:tab/></text:span><text:span text:style-name="T1">$6</text:span></text:p>
        </draw:rect>
        <draw:rect draw:style-name="gr4" draw:text-style-name="P2" draw:layer="layout" svg:width="9.271cm" svg:height="2.159cm" svg:x="6.212cm" svg:y="15.224cm">
          <text:p/>
        </draw:rect>
        <draw:rect draw:style-name="gr4" draw:text-style-name="P2" draw:layer="layout" svg:width="9.271cm" svg:height="2.159cm" svg:x="6.212cm" svg:y="21.701cm">
          <text:p/>
        </draw:rect>
        <draw:rect draw:style-name="gr3" draw:text-style-name="P2" xml:id="id3" draw:id="id3" draw:layer="layout" svg:width="9.271cm" svg:height="2.159cm" svg:x="6.212cm" svg:y="17.383cm">
          <text:p text:style-name="P1"><text:span text:style-name="T1">_Z3fooii()</text:span></text:p>
        </draw:rect>
        <draw:rect draw:style-name="gr3" draw:text-style-name="P2" draw:layer="layout" svg:width="9.271cm" svg:height="2.159cm" svg:x="6.212cm" svg:y="19.542cm">
          <text:p text:style-name="P1"><text:span text:style-name="T1">dynamic_linker</text:span></text:p>
        </draw:rect>
        <draw:connector draw:style-name="gr5" draw:text-style-name="P1" draw:layer="layout" draw:type="curve" svg:x1="6.212cm" svg:y1="11.985cm" svg:x2="6.212cm" svg:y2="7.23cm" draw:start-shape="id1" draw:start-glue-point="3" draw:end-shape="id2" draw:end-glue-point="3" svg:d="m6212 11985c-751 0-751-4755 0-4755" svg:viewBox="0 0 564 4756">
          <text:p/>
        </draw:connector>
        <draw:frame draw:style-name="gr6" draw:text-style-name="P3" draw:layer="layout" svg:width="4.318cm" svg:height="2.621cm" svg:x="1.226cm" svg:y="6.654cm">
          <draw:text-box>
            <text:p><text:span text:style-name="T1">1. call _plt;</text:span></text:p>
            <text:p><text:span text:style-name="T1">2. 0x00410ad0 contains</text:span><text:span text:style-name="T9"> </text:span><text:span text:style-name="T10">the entry address of _Z3fooi</text:span><text:span text:style-name="T11">i</text:span></text:p>
          </draw:text-box>
        </draw:frame>
        <draw:connector draw:style-name="gr5" draw:text-style-name="P1" draw:layer="layout" draw:type="curve" svg:x1="6.212cm" svg:y1="7.23cm" svg:x2="6.212cm" svg:y2="18.462cm" draw:start-shape="id2" draw:start-glue-point="3" draw:end-shape="id3" svg:d="m6212 7230c-751 0-751 11232 0 11232" svg:viewBox="0 0 564 11233">
          <text:p/>
        </draw:connector>
        <draw:frame draw:style-name="gr7" draw:text-style-name="P4" draw:layer="layout" svg:width="4.572cm" svg:height="1.397cm" svg:x="1.254cm" svg:y="13.446cm">
          <draw:text-box>
            <text:p><text:span text:style-name="T12">3. jalr to _Z3fooii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07-01T17:07:09</dc:date>
    <meta:editing-duration>PT6H52M48S</meta:editing-duration>
    <meta:editing-cycles>24</meta:editing-cycles>
    <meta:generator>LibreOffice/3.5$Linux_X86_64 LibreOffice_project/350m1$Build-2</meta:generator>
    <meta:document-statistic meta:object-count="14"/>
  </office:meta>
</office:document-meta>
</file>